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1.31pt"/>
    </style:style>
    <style:style style:name="co2" style:family="table-column">
      <style:table-column-properties fo:break-before="auto" style:column-width="121.1pt"/>
    </style:style>
    <style:style style:name="co3" style:family="table-column">
      <style:table-column-properties fo:break-before="auto" style:column-width="131.81pt"/>
    </style:style>
    <style:style style:name="co4" style:family="table-column">
      <style:table-column-properties fo:break-before="auto" style:column-width="124.7pt"/>
    </style:style>
    <style:style style:name="co5" style:family="table-column">
      <style:table-column-properties fo:break-before="auto" style:column-width="134.19pt"/>
    </style:style>
    <style:style style:name="co6" style:family="table-column">
      <style:table-column-properties fo:break-before="auto" style:column-width="144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29.85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6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font-name="DejaVu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font-name="DejaVu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style:use-window-font-color="true" style:font-name="DejaVu Sans" fo:font-size="12pt" style:font-size-asian="12pt" style:font-size-complex="12pt"/>
    </style:style>
    <style:style style:name="ce9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DejaVu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font-name="DejaVu Sans" fo:font-size="12pt" style:font-size-asian="12pt" style:font-size-complex="12pt"/>
    </style:style>
    <style:style style:name="ce13" style:family="table-cell" style:parent-style-name="Default" style:data-style-name="N6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font-name="DejaVu Sans" fo:font-size="12pt" style:font-name-asian="Lucida Sans Unicode" style:font-size-asian="12pt" style:font-name-complex="Noto Sans Devanagari" style:font-size-complex="12pt"/>
    </style:style>
    <style:style style:name="ce18" style:family="table-cell" style:parent-style-name="Default" style:data-style-name="N61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use-window-font-color="true" style:font-name="DejaVu Sans" fo:font-size="12pt" style:font-size-asian="12pt" style:font-size-complex="12pt"/>
    </style:style>
    <style:style style:name="ce1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G17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2" table:default-cell-style-name="ce8"/>
        <table:table-column table:style-name="co7" table:number-columns-repeated="1007" table:default-cell-style-name="ce8"/>
        <table:table-column table:style-name="co7" table:number-columns-repeated="7" table:default-cell-style-name="ce14"/>
        <table:table-row table:style-name="ro1">
          <table:table-cell table:style-name="ce6" office:value-type="string" calcext:value-type="string">
            <text:p>Material</text:p>
          </table:table-cell>
          <table:table-cell table:style-name="ce9" office:value-type="string" calcext:value-type="string">
            <text:p>Relative Permittivity Low</text:p>
          </table:table-cell>
          <table:table-cell table:style-name="ce9" office:value-type="string" calcext:value-type="string">
            <text:p>Relative Permittivity High</text:p>
          </table:table-cell>
          <table:table-cell table:style-name="ce6" office:value-type="string" calcext:value-type="string">
            <text:p>Relative Permeability Low</text:p>
          </table:table-cell>
          <table:table-cell table:style-name="ce6" office:value-type="string" calcext:value-type="string">
            <text:p>Relative Permeability High</text:p>
          </table:table-cell>
          <table:table-cell table:style-name="ce6" office:value-type="string" calcext:value-type="string">
            <text:p>Conductivity Low(S/m)</text:p>
          </table:table-cell>
          <table:table-cell table:style-name="ce6" office:value-type="string" calcext:value-type="string">
            <text:p>Conductivity High(S/m)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Vacuum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Water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2" table:style-name="ce7" office:value-type="float" office:value="0.999992" calcext:value-type="float">
            <text:p>0.999992</text:p>
          </table:table-cell>
          <table:table-cell table:style-name="ce7" table:formula="of:=2*10^(-4)" office:value-type="float" office:value="0.0002" calcext:value-type="float">
            <text:p>0.000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Paper</text:p>
          </table:table-cell>
          <table:table-cell table:number-columns-repeated="2" table:style-name="ce10" office:value-type="float" office:value="3.85" calcext:value-type="float">
            <text:p>3.8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10^(-11)" office:value-type="float" office:value="0.00000000001" calcext:value-type="float">
            <text:p>1E-11</text:p>
          </table:table-cell>
          <table:table-cell table:style-name="ce7" table:formula="of:=10^(-11)" office:value-type="float" office:value="0.00000000001" calcext:value-type="float">
            <text:p>1E-11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oncrete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1/(10000)" office:value-type="float" office:value="0.0001" calcext:value-type="float">
            <text:p>0.0001</text:p>
          </table:table-cell>
          <table:table-cell table:style-name="ce7" table:formula="of:=1/(10000)" office:value-type="float" office:value="0.0001" calcext:value-type="float">
            <text:p>0.0001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Pyrex (Glass)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10^(-12)" office:value-type="float" office:value="0.000000000001" calcext:value-type="float">
            <text:p>1E-12</text:p>
          </table:table-cell>
          <table:table-cell table:style-name="ce7" table:formula="of:=10^(-12)" office:value-type="float" office:value="0.000000000001" calcext:value-type="float">
            <text:p>1E-12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Rubbe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2" table:style-name="ce13" office:value-type="float" office:value="1E-015" calcext:value-type="float">
            <text:p>1.00E-15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Steel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6.99*10^6" office:value-type="float" office:value="6990000" calcext:value-type="float">
            <text:p>6990000</text:p>
          </table:table-cell>
          <table:table-cell table:style-name="ce7" table:formula="of:=6.99*10^6" office:value-type="float" office:value="6990000" calcext:value-type="float">
            <text:p>6990000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Wood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7" office:value-type="float" office:value="1.00000043" calcext:value-type="float">
            <text:p>1.00000043</text:p>
          </table:table-cell>
          <table:table-cell table:style-name="ce7" table:formula="of:=10^(-16)" office:value-type="float" office:value="1E-016" calcext:value-type="float">
            <text:p>1E-16</text:p>
          </table:table-cell>
          <table:table-cell table:style-name="ce7" table:formula="of:=10^(-14)" office:value-type="float" office:value="0.00000000000001" calcext:value-type="float">
            <text:p>1E-14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Tile (porcilin)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10^(-12)" office:value-type="float" office:value="0.000000000001" calcext:value-type="float">
            <text:p>1E-12</text:p>
          </table:table-cell>
          <table:table-cell table:style-name="ce7" table:formula="of:=10^(-12)" office:value-type="float" office:value="0.000000000001" calcext:value-type="float">
            <text:p>1E-12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Copper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7" office:value-type="float" office:value="0.999994" calcext:value-type="float">
            <text:p>0.999994</text:p>
          </table:table-cell>
          <table:table-cell table:style-name="ce7" table:formula="of:=5.813*10^7" office:value-type="float" office:value="58130000" calcext:value-type="float">
            <text:p>58130000</text:p>
          </table:table-cell>
          <table:table-cell table:style-name="ce7" table:formula="of:=5.813*10^7" office:value-type="float" office:value="58130000" calcext:value-type="float">
            <text:p>58130000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Iron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5000" calcext:value-type="float">
            <text:p>5000</text:p>
          </table:table-cell>
          <table:table-cell table:style-name="ce7" table:formula="of:=1.03*10^7" office:value-type="float" office:value="10300000" calcext:value-type="float">
            <text:p>10300000</text:p>
          </table:table-cell>
          <table:table-cell table:style-name="ce7" table:formula="of:=1.03*10^7" office:value-type="float" office:value="10300000" calcext:value-type="float">
            <text:p>10300000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Stone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10^(-4)" office:value-type="float" office:value="0.0001" calcext:value-type="float">
            <text:p>0.0001</text:p>
          </table:table-cell>
          <table:table-cell table:style-name="ce7" table:formula="of:=10^(-4)" office:value-type="float" office:value="0.0001" calcext:value-type="float">
            <text:p>0.0001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Plywood</text:p>
          </table:table-cell>
          <table:table-cell table:number-columns-repeated="2" table:style-name="ce10" office:value-type="float" office:value="1.7" calcext:value-type="float">
            <text:p>1.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8" table:formula="of:=1/(18*10^6)" office:value-type="float" office:value="0.0000000555555555555556" calcext:value-type="float">
            <text:p>5.56E-08</text:p>
          </table:table-cell>
          <table:table-cell table:style-name="ce18" table:formula="of:=1/(18*10^6)" office:value-type="float" office:value="0.0000000555555555555556" calcext:value-type="float">
            <text:p>5.56E-08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Earth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1*10^-5" office:value-type="float" office:value="0.00001" calcext:value-type="float">
            <text:p>1E-05</text:p>
          </table:table-cell>
          <table:table-cell table:style-name="ce7" table:formula="of:=1*10^-5" office:value-type="float" office:value="0.00001" calcext:value-type="float">
            <text:p>1E-05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Plaster</text:p>
          </table:table-cell>
          <table:table-cell table:number-columns-repeated="2" table:style-name="ce10" office:value-type="float" office:value="1.07" calcext:value-type="float">
            <text:p>1.07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8.25*10^(-15)" office:value-type="float" office:value="8.25E-015" calcext:value-type="float">
            <text:p>8.25E-15</text:p>
          </table:table-cell>
          <table:table-cell table:style-name="ce7" table:formula="of:=8.25*10^(-15)" office:value-type="float" office:value="8.25E-015" calcext:value-type="float">
            <text:p>8.25E-15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Drywall</text:p>
          </table:table-cell>
          <table:table-cell table:number-columns-repeated="2" table:style-name="ce10" office:value-type="float" office:value="2.49" calcext:value-type="float">
            <text:p>2.49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table:formula="of:=8.25*10^(-15)" office:value-type="float" office:value="8.25E-015" calcext:value-type="float">
            <text:p>8.25E-15</text:p>
          </table:table-cell>
          <table:table-cell table:style-name="ce7" table:formula="of:=8.25*10^(-15)" office:value-type="float" office:value="8.25E-015" calcext:value-type="float">
            <text:p>8.25E-15</text:p>
          </table:table-cell>
          <table:table-cell table:number-columns-repeated="1014"/>
        </table:table-row>
        <table:table-row table:style-name="ro3" table:number-rows-repeated="104855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3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4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5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6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7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hadow="none" style:scale-to="69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1">00/00/0000</text:date>, <text:time style:data-style-name="N2" text:time-value="15:15:33.393550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9:00:21.441669175</meta:creation-date>
    <dc:date>2017-12-11T15:15:48.870814163</dc:date>
    <meta:editing-duration>PT3H11M39S</meta:editing-duration>
    <meta:editing-cycles>9</meta:editing-cycles>
    <meta:generator>LibreOffice/5.4.3.2$Linux_X86_64 LibreOffice_project/40m0$Build-2</meta:generator>
    <meta:print-date>2017-12-11T13:41:45.584836479</meta:print-date>
    <meta:document-statistic meta:table-count="1" meta:cell-count="119" meta:object-count="0"/>
  </office:meta>
</office:document-meta>
</file>